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56B870E6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Extrémités_20_de_20_flèche_20_2" draw:marker-end-width="0.3cm" draw:fill="none" draw:textarea-vertical-align="middle" loext:decorative="false"/>
    </style:style>
    <style:style style:name="gr2" style:family="graphic" style:parent-style-name="objectwithoutfill">
      <style:graphic-properties draw:fill="none" draw:textarea-vertical-align="middle" loext:decorative="false"/>
    </style:style>
    <style:style style:name="gr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 loext:decorative="false"/>
    </style:style>
    <style:style style:name="gr4" style:family="graphic" style:parent-style-name="standard">
      <style:graphic-properties svg:stroke-width="0.05cm" svg:stroke-color="#00a933" draw:marker-start-width="0.28cm" draw:marker-end-width="0.28cm" draw:fill="none" draw:fill-color="#00a933" loext:fill-use-slide-background="false" draw:textarea-horizontal-align="justify" draw:textarea-vertical-align="middle" draw:auto-grow-height="false" fo:min-height="0cm" fo:min-width="0cm" fo:padding-top="0.15cm" fo:padding-bottom="0.15cm" fo:padding-left="0.275cm" fo:padding-right="0.275cm" fo:wrap-option="wrap" loext:decorative="false"/>
    </style:style>
    <style:style style:name="gr5" style:family="graphic" style:parent-style-name="objectwithoutfill">
      <style:graphic-properties draw:stroke="dash" draw:stroke-dash="Dot" svg:stroke-color="#808080" svg:stroke-linecap="butt" draw:fill="none" draw:textarea-vertical-align="middle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25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00a933"/>
      <style:paragraph-properties fo:text-align="center"/>
    </style:style>
    <style:style style:name="P4" style:family="paragraph">
      <style:text-properties fo:font-size="9pt" style:font-size-asian="9pt" style:font-size-complex="9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T1" style:family="text">
      <style:text-properties style:font-name="Liberation Sans1" fo:font-size="9pt" style:font-name-asian="Liberation Sans1" style:font-size-asian="9pt" style:font-name-complex="Liberation Sans1" style:font-size-complex="9pt"/>
    </style:style>
    <style:style style:name="T2" style:family="text">
      <style:text-properties style:font-name="Liberation Serif" fo:font-size="9pt" style:font-name-asian="Liberation Serif" style:font-size-asian="9pt" style:font-name-complex="Liberation Serif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6.5cm" svg:y1="10.687cm" svg:x2="12.25cm" svg:y2="10.687cm">
          <text:p/>
        </draw:line>
        <draw:line draw:style-name="gr1" draw:text-style-name="P1" draw:layer="layout" svg:x1="6.5cm" svg:y1="10.7cm" svg:x2="6.5cm" svg:y2="5.2cm">
          <text:p/>
        </draw:line>
        <draw:line draw:style-name="gr2" draw:text-style-name="P1" draw:layer="layout" svg:x1="11.5cm" svg:y1="10.7cm" svg:x2="11.5cm" svg:y2="5.9cm">
          <text:p/>
        </draw:line>
        <draw:line draw:style-name="gr2" draw:text-style-name="P1" draw:layer="layout" svg:x1="6.5cm" svg:y1="5.9cm" svg:x2="11.5cm" svg:y2="5.9cm">
          <text:p/>
        </draw:line>
        <draw:custom-shape draw:style-name="gr3" draw:text-style-name="P2" draw:layer="layout" svg:width="0.25cm" svg:height="0.25cm" svg:x="7cm" svg:y="8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8.101cm" svg:y="8.50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7.602cm" svg:y="9.502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0.003cm" svg:y="9.503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0.304cm" svg:y="8.1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9.104cm" svg:y="7.2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8.804cm" svg:y="9.204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0.25cm" svg:height="0.25cm" svg:x="7.45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8.351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7.352cm" svg:y="6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7.853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0.453cm" svg:y="7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0.755cm" svg:y="9.0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9.655cm" svg:y="6.5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6.5cm" svg:y1="8.15cm" svg:x2="11.5cm" svg:y2="8.15cm">
          <text:p/>
        </draw:line>
        <draw:frame draw:style-name="gr6" draw:text-style-name="P5" draw:layer="layout" svg:width="0.75cm" svg:height="0.607cm" svg:x="5.9cm" svg:y="7.85cm">
          <draw:text-box>
            <text:p text:style-name="P4"><text:span text:style-name="T1">α</text:span></text:p>
          </draw:text-box>
        </draw:frame>
        <draw:line draw:style-name="gr5" draw:text-style-name="P1" draw:layer="layout" svg:x1="8.75cm" svg:y1="5.95cm" svg:x2="8.75cm" svg:y2="8.15cm">
          <text:p/>
        </draw:line>
        <draw:line draw:style-name="gr5" draw:text-style-name="P1" draw:layer="layout" svg:x1="9.45cm" svg:y1="5.95cm" svg:x2="9.45cm" svg:y2="8.15cm">
          <text:p/>
        </draw:line>
        <draw:line draw:style-name="gr5" draw:text-style-name="P1" draw:layer="layout" svg:x1="10.65cm" svg:y1="8.15cm" svg:x2="10.65cm" svg:y2="10.65cm">
          <text:p/>
        </draw:line>
        <draw:frame draw:style-name="gr6" draw:text-style-name="P5" draw:layer="layout" svg:width="0.75cm" svg:height="0.607cm" svg:x="8.4cm" svg:y="5.25cm">
          <draw:text-box>
            <text:p text:style-name="P4"><text:span text:style-name="T1">ɣ</text:span></text:p>
          </draw:text-box>
        </draw:frame>
        <draw:frame draw:style-name="gr6" draw:text-style-name="P5" draw:layer="layout" svg:width="0.75cm" svg:height="0.607cm" svg:x="9.15cm" svg:y="5.25cm">
          <draw:text-box>
            <text:p text:style-name="P4"><text:span text:style-name="T1">η</text:span></text:p>
          </draw:text-box>
        </draw:frame>
        <draw:frame draw:style-name="gr6" draw:text-style-name="P5" draw:layer="layout" svg:width="0.75cm" svg:height="0.607cm" svg:x="10.3cm" svg:y="10.64cm">
          <draw:text-box>
            <text:p text:style-name="P4"><text:span text:style-name="T1">β</text:span></text:p>
          </draw:text-box>
        </draw:frame>
        <draw:line draw:style-name="gr2" draw:text-style-name="P1" draw:layer="layout" svg:x1="17.25cm" svg:y1="6.25cm" svg:x2="15.5cm" svg:y2="7.5cm">
          <text:p/>
        </draw:line>
        <draw:line draw:style-name="gr2" draw:text-style-name="P1" draw:layer="layout" svg:x1="17.25cm" svg:y1="6.25cm" svg:x2="19cm" svg:y2="7.5cm">
          <text:p/>
        </draw:line>
        <draw:line draw:style-name="gr2" draw:text-style-name="P1" draw:layer="layout" svg:x1="15.5cm" svg:y1="7.5cm" svg:x2="14.75cm" svg:y2="8.75cm">
          <text:p/>
        </draw:line>
        <draw:line draw:style-name="gr2" draw:text-style-name="P1" draw:layer="layout" svg:x1="15.5cm" svg:y1="7.5cm" svg:x2="16.25cm" svg:y2="8.75cm">
          <text:p/>
        </draw:line>
        <draw:line draw:style-name="gr2" draw:text-style-name="P1" draw:layer="layout" svg:x1="19cm" svg:y1="7.5cm" svg:x2="18.25cm" svg:y2="8.75cm">
          <text:p/>
        </draw:line>
        <draw:line draw:style-name="gr2" draw:text-style-name="P1" draw:layer="layout" svg:x1="19cm" svg:y1="7.5cm" svg:x2="19.75cm" svg:y2="8.75cm">
          <text:p/>
        </draw:line>
        <draw:line draw:style-name="gr2" draw:text-style-name="P1" draw:layer="layout" svg:x1="19.75cm" svg:y1="8.75cm" svg:x2="19.25cm" svg:y2="9.75cm">
          <text:p/>
        </draw:line>
        <draw:line draw:style-name="gr2" draw:text-style-name="P1" draw:layer="layout" svg:x1="19.75cm" svg:y1="8.75cm" svg:x2="20.25cm" svg:y2="9.75cm">
          <text:p/>
        </draw:line>
        <draw:frame draw:style-name="gr6" draw:text-style-name="P5" draw:layer="layout" svg:width="1.25cm" svg:height="0.607cm" svg:x="15.5cm" svg:y="6.25cm">
          <draw:text-box>
            <text:p text:style-name="P4"><text:span text:style-name="T1">y </text:span><text:span text:style-name="T2">≤</text:span><text:span text:style-name="T1"> α</text:span></text:p>
          </draw:text-box>
        </draw:frame>
        <draw:frame draw:style-name="gr6" draw:text-style-name="P5" draw:layer="layout" svg:width="1.25cm" svg:height="0.607cm" svg:x="17.8cm" svg:y="6.251cm">
          <draw:text-box>
            <text:p text:style-name="P4"><text:span text:style-name="T1">y </text:span><text:span text:style-name="T2">&gt;</text:span><text:span text:style-name="T1"> α</text:span></text:p>
          </draw:text-box>
        </draw:frame>
        <draw:frame draw:style-name="gr6" draw:text-style-name="P5" draw:layer="layout" svg:width="1.25cm" svg:height="0.607cm" svg:x="14cm" svg:y="7.751cm">
          <draw:text-box>
            <text:p text:style-name="P4"><text:span text:style-name="T1">x </text:span><text:span text:style-name="T2">≤</text:span><text:span text:style-name="T1"> β</text:span></text:p>
          </draw:text-box>
        </draw:frame>
        <draw:frame draw:style-name="gr6" draw:text-style-name="P5" draw:layer="layout" svg:width="1.25cm" svg:height="0.607cm" svg:x="15.8cm" svg:y="7.752cm">
          <draw:text-box>
            <text:p text:style-name="P4"><text:span text:style-name="T1">x </text:span><text:span text:style-name="T2">&gt;</text:span><text:span text:style-name="T1"> β</text:span></text:p>
          </draw:text-box>
        </draw:frame>
        <draw:frame draw:style-name="gr6" draw:text-style-name="P5" draw:layer="layout" svg:width="1.25cm" svg:height="0.607cm" svg:x="17.6cm" svg:y="7.751cm">
          <draw:text-box>
            <text:p text:style-name="P4"><text:span text:style-name="T1">x </text:span><text:span text:style-name="T2">≤</text:span><text:span text:style-name="T1"> ɣ</text:span></text:p>
          </draw:text-box>
        </draw:frame>
        <draw:frame draw:style-name="gr6" draw:text-style-name="P5" draw:layer="layout" svg:width="1.25cm" svg:height="0.607cm" svg:x="19.4cm" svg:y="7.752cm">
          <draw:text-box>
            <text:p text:style-name="P4"><text:span text:style-name="T1">x </text:span><text:span text:style-name="T2">&gt;</text:span><text:span text:style-name="T1"> ɣ</text:span></text:p>
          </draw:text-box>
        </draw:frame>
        <draw:frame draw:style-name="gr6" draw:text-style-name="P5" draw:layer="layout" svg:width="1.25cm" svg:height="0.607cm" svg:x="18.4cm" svg:y="9cm">
          <draw:text-box>
            <text:p text:style-name="P4"><text:span text:style-name="T1">y </text:span><text:span text:style-name="T2">≤</text:span><text:span text:style-name="T1"> η</text:span></text:p>
          </draw:text-box>
        </draw:frame>
        <draw:frame draw:style-name="gr6" draw:text-style-name="P5" draw:layer="layout" svg:width="1.25cm" svg:height="0.607cm" svg:x="20cm" svg:y="9cm">
          <draw:text-box>
            <text:p text:style-name="P4"><text:span text:style-name="T1">y &lt; η</text:span><text:span text:style-name="T1"> </text:span></text:p>
          </draw:text-box>
        </draw:frame>
        <draw:custom-shape draw:style-name="gr4" draw:text-style-name="P3" draw:layer="layout" svg:width="0.25cm" svg:height="0.25cm" svg:x="16.154cm" svg:y="8.8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18.155cm" svg:y="8.8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0.25cm" svg:height="0.25cm" svg:x="20.156cm" svg:y="9.8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0.25cm" svg:height="0.25cm" svg:x="14.6cm" svg:y="8.8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0.25cm" svg:height="0.25cm" svg:x="19.101cm" svg:y="9.851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9960.37316748112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3465a4" draw:end-color="#ffffff" draw:start-intensity="100%" draw:end-intensity="100%" draw:angle="0deg" draw:border="0%">
      <loext:gradient-stop svg:offset="0" loext:color-type="rgb" loext:color-value="#3465a4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hatch draw:name="Red_20_90_20_Degrees_20_Crossed_20_1" draw:display-name="Red 90 Degrees Crossed 1" draw:style="single" draw:color="#3465a4" draw:distance="0.02cm" draw:rotation="0"/>
    <draw:fill-image draw:name="Bitmap_20_1" draw:display-name="Bitmap 1" xlink:href="Pictures/10000000000000200000002056B870E6.png" xlink:type="simple" xlink:show="embed" xlink:actuate="onLoad"/>
    <draw:marker draw:name="Arrow" svg:viewBox="0 0 20 30" svg:d="M10 0l-10 30h20z"/>
    <draw:marker draw:name="Extrémités_20_de_20_flèche_20_2" draw:display-name="Extrémités de flèche 2" svg:viewBox="0 0 20 20" svg:d="M0 20l10-20 10 20z"/>
    <draw:stroke-dash draw:name="Dash_20_Dot_20_1" draw:display-name="Dash Dot 1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width="0.05cm" svg:stroke-color="#000000" draw:marker-start-width="0.28cm" draw:marker-end-width="0.28cm" draw:fill="none" draw:fill-gradient-name="Gradient_20_1" draw:fill-hatch-name="Red_20_90_20_Degrees_20_Crossed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3T20:56:02.899368738</meta:creation-date>
    <dc:date>2024-11-23T21:12:45.314887299</dc:date>
    <meta:editing-duration>PT5M51S</meta:editing-duration>
    <meta:editing-cycles>1</meta:editing-cycles>
    <meta:document-statistic meta:object-count="47"/>
    <meta:generator>LibreOffice/24.2.6.2$Linux_X86_64 LibreOffice_project/420$Build-2</meta:generator>
  </office:meta>
</office:document-meta>
</file>